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31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20Z121"/>SURAT KEPUTUSAN</text:p>
      <text:p text:style-name="P9">No. / 422 / 454 /Adm.Sek</text:p>
      <text:p text:style-name="P10"/>
      <text:p text:style-name="P11">Berdasarkan :</text:p>
      <text:list xml:id="list187052323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ZKI AL AKBAR</text:span></text:p>
      <text:p text:style-name="P13"><text:span text:style-name="T2"><text:tab/><text:tab/>Tempat, Tanggal Lahir<text:tab/>: Oku Timur, 20-05-2001</text:span></text:p>
      <text:p text:style-name="P13"><text:span text:style-name="T2"><text:tab/><text:tab/>NISN<text:tab/><text:tab/><text:tab/><text:tab/>: 001069493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20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20Z1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20Z121"/><text:bookmark-end text:name="_Hlk481362583MailMergeMark2020-05-06T04:32:20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8.35713550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3" meta:character-count="10146" meta:non-whitespace-character-count="8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